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4">
      <style:paragraph-properties fo:margin-top="0in" fo:margin-bottom="0in" loext:contextual-spacing="false"/>
    </style:style>
    <style:style style:name="P14" style:family="paragraph" style:parent-style-name="Text_20_body" style:list-style-name="L6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8">
      <style:paragraph-properties fo:margin-top="0in" fo:margin-bottom="0in" loext:contextual-spacing="false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++ vector 容器浅析</text:h>
      <text:h text:style-name="Heading_20_3" text:outline-level="3"><text:span text:style-name="Emphasis">分类</text:span> <text:a xlink:type="simple" xlink:href="https://www.runoob.com/w3cnote_genre/code" text:style-name="Internet_20_link" text:visited-style-name="Visited_20_Internet_20_Link">编程技术</text:a> </text:h>
      <text:h text:style-name="Heading_20_2" text:outline-level="2">一、什么是vector？</text:h>
      <text:p text:style-name="Text_20_body">向量（Vector）是一个封装了动态大小数组的顺序容器（Sequence Container）。跟任意其它类型容器一样，它能够存放各种类型的对象。可以简单的认为，向量是一个能够存放任意类型的动态数组。 </text:p>
      <text:p text:style-name="Horizontal_20_Line"/>
      <text:h text:style-name="Heading_20_2" text:outline-level="2">二、容器特性</text:h>
      <text:h text:style-name="Heading_20_3" text:outline-level="3">1.顺序序列</text:h>
      <text:p text:style-name="Text_20_body">顺序容器中的元素按照严格的线性顺序排序。可以通过元素在序列中的位置访问对应的元素。</text:p>
      <text:h text:style-name="Heading_20_3" text:outline-level="3">2.动态数组</text:h>
      <text:p text:style-name="Text_20_body">支持对序列中的任意元素进行快速直接访问，甚至可以通过指针算述进行该操作。操供了在序列末尾相对快速地添加/删除元素的操作。</text:p>
      <text:h text:style-name="Heading_20_3" text:outline-level="3">3.能够感知内存分配器的（Allocator-aware）</text:h>
      <text:p text:style-name="Text_20_body">容器使用一个内存分配器对象来动态地处理它的存储需求。</text:p>
      <text:p text:style-name="Horizontal_20_Line"/>
      <text:h text:style-name="Heading_20_2" text:outline-level="2">三、基本函数实现</text:h>
      <text:p text:style-name="Text_20_body">1.构造函数 </text:p>
      <text:list xml:id="list6259581966465646036" text:style-name="L1">
        <text:list-item>
          <text:p text:style-name="P10">vector():创建一个空vector </text:p>
        </text:list-item>
        <text:list-item>
          <text:p text:style-name="P10">vector(int nSize):创建一个vector,元素个数为nSize </text:p>
        </text:list-item>
        <text:list-item>
          <text:p text:style-name="P10">vector(int nSize,const t&amp; t):创建一个vector，元素个数为nSize,且值均为t </text:p>
        </text:list-item>
        <text:list-item>
          <text:p text:style-name="P10">vector(const vector&amp;):复制构造函数 </text:p>
        </text:list-item>
        <text:list-item>
          <text:p text:style-name="P1">vector(begin,end):复制[begin,end)区间内另一个数组的元素到vector中 </text:p>
        </text:list-item>
      </text:list>
      <text:h text:style-name="Heading_20_3" text:outline-level="3">2.增加函数</text:h>
      <text:list xml:id="list24434725457900869" text:style-name="L2">
        <text:list-item>
          <text:p text:style-name="P11">void push_back(const T&amp; x):向量尾部增加一个元素X </text:p>
        </text:list-item>
        <text:list-item>
          <text:p text:style-name="P11">iterator insert(iterator it,const T&amp; x):向量中迭代器指向元素前增加一个元素x </text:p>
        </text:list-item>
        <text:list-item>
          <text:p text:style-name="P11">iterator insert(iterator it,int n,const T&amp; x):向量中迭代器指向元素前增加n个相同的元素x </text:p>
        </text:list-item>
        <text:list-item>
          <text:p text:style-name="P2"><text:soft-page-break/>iterator insert(iterator it,const_iterator first,const_iterator last):向量中迭代器指向元素前插入另一个相同类型向量的[first,last)间的数据 </text:p>
        </text:list-item>
      </text:list>
      <text:h text:style-name="Heading_20_3" text:outline-level="3">3.删除函数</text:h>
      <text:list xml:id="list7641462209904926748" text:style-name="L3">
        <text:list-item>
          <text:p text:style-name="P12">iterator erase(iterator it):删除向量中迭代器指向元素 </text:p>
        </text:list-item>
        <text:list-item>
          <text:p text:style-name="P12">iterator erase(iterator first,iterator last):删除向量中[first,last)中元素 </text:p>
        </text:list-item>
        <text:list-item>
          <text:p text:style-name="P12">void pop_back():删除向量中最后一个元素 </text:p>
        </text:list-item>
        <text:list-item>
          <text:p text:style-name="P3">void clear():清空向量中所有元素 </text:p>
        </text:list-item>
      </text:list>
      <text:h text:style-name="Heading_20_3" text:outline-level="3">4.遍历函数</text:h>
      <text:list xml:id="list799858672841735725" text:style-name="L4">
        <text:list-item>
          <text:p text:style-name="P13">reference at(int pos):返回pos位置元素的引用 </text:p>
        </text:list-item>
        <text:list-item>
          <text:p text:style-name="P13">reference front():返回首元素的引用 </text:p>
        </text:list-item>
        <text:list-item>
          <text:p text:style-name="P13">reference back():返回尾元素的引用 </text:p>
        </text:list-item>
        <text:list-item>
          <text:p text:style-name="P13">iterator begin():返回向量头指针，指向第一个元素 </text:p>
        </text:list-item>
        <text:list-item>
          <text:p text:style-name="P13">iterator end():返回向量尾指针，指向向量最后一个元素的下一个位置 </text:p>
        </text:list-item>
        <text:list-item>
          <text:p text:style-name="P13">reverse_iterator rbegin():反向迭代器，指向最后一个元素 </text:p>
        </text:list-item>
        <text:list-item>
          <text:p text:style-name="P4">reverse_iterator rend():反向迭代器，指向第一个元素之前的位置 </text:p>
        </text:list-item>
      </text:list>
      <text:h text:style-name="Heading_20_3" text:outline-level="3">5.判断函数</text:h>
      <text:list xml:id="list7855219380534846582" text:style-name="L5">
        <text:list-item>
          <text:p text:style-name="P5">bool empty() const:判断向量是否为空，若为空，则向量中无元素 </text:p>
        </text:list-item>
      </text:list>
      <text:h text:style-name="Heading_20_3" text:outline-level="3">6.大小函数</text:h>
      <text:list xml:id="list4768467770646935096" text:style-name="L6">
        <text:list-item>
          <text:p text:style-name="P14">int size() const:返回向量中元素的个数 </text:p>
        </text:list-item>
        <text:list-item>
          <text:p text:style-name="P14">int capacity() const:返回当前向量张红所能容纳的最大元素值 </text:p>
        </text:list-item>
        <text:list-item>
          <text:p text:style-name="P6">int max_size() const:返回最大可允许的vector元素数量值 </text:p>
        </text:list-item>
      </text:list>
      <text:h text:style-name="Heading_20_3" text:outline-level="3">7.其他函数</text:h>
      <text:list xml:id="list6515930972304670340" text:style-name="L7">
        <text:list-item>
          <text:p text:style-name="P15">void swap(vector&amp;):交换两个同类型向量的数据 </text:p>
        </text:list-item>
        <text:list-item>
          <text:p text:style-name="P15">void assign(int n,const T&amp; x):设置向量中第n个元素的值为x </text:p>
        </text:list-item>
        <text:list-item>
          <text:p text:style-name="P7">void assign(const_iterator first,const_iterator last):向量中[first,last)中元素设置成当前向量元素 </text:p>
        </text:list-item>
      </text:list>
      <text:h text:style-name="Heading_20_3" text:outline-level="3">8.看着清楚</text:h>
      <text:p text:style-name="Quotations">1.push_back 在数组的最后添加一个数据 </text:p>
      <text:p text:style-name="Quotations">2.pop_back 去掉数组的最后一个数据 </text:p>
      <text:p text:style-name="Quotations">3.at 得到编号位置的数据 </text:p>
      <text:p text:style-name="Quotations"><text:soft-page-break/>4.begin 得到数组头的指针 </text:p>
      <text:p text:style-name="Quotations">5.end 得到数组的最后一个单元+1的指针 </text:p>
      <text:p text:style-name="Quotations">6．front 得到数组头的引用 </text:p>
      <text:p text:style-name="Quotations">7.back 得到数组的最后一个单元的引用 </text:p>
      <text:p text:style-name="Quotations">8.max_size 得到vector最大可以是多大 </text:p>
      <text:p text:style-name="Quotations">9.capacity 当前vector分配的大小 </text:p>
      <text:p text:style-name="Quotations">10.size 当前使用数据的大小 </text:p>
      <text:p text:style-name="Quotations">11.resize 改变当前使用数据的大小，如果它比当前使用的大，者填充默认值 </text:p>
      <text:p text:style-name="Quotations">12.reserve 改变当前vecotr所分配空间的大小 </text:p>
      <text:p text:style-name="Quotations">13.erase 删除指针指向的数据项 </text:p>
      <text:p text:style-name="Quotations">14.clear 清空当前的vector </text:p>
      <text:p text:style-name="Quotations">15.rbegin 将vector反转后的开始指针返回(其实就是原来的end-1) </text:p>
      <text:p text:style-name="Quotations">16.rend 将vector反转构的结束指针返回(其实就是原来的begin-1) </text:p>
      <text:p text:style-name="Quotations">17.empty 判断vector是否为空 </text:p>
      <text:p text:style-name="Quotations">18.swap 与另一个vector交换数据</text:p>
      <text:p text:style-name="Horizontal_20_Line"/>
      <text:h text:style-name="Heading_20_2" text:outline-level="2">四、基本用法</text:h>
      <text:p text:style-name="Preformatted_20_Text">#include &lt; vector&gt; </text:p>
      <text:p text:style-name="P17">using namespace std;</text:p>
      <text:p text:style-name="Horizontal_20_Line"/>
      <text:h text:style-name="Heading_20_2" text:outline-level="2">五、简单介绍</text:h>
      <text:list xml:id="list432199101345705944" text:style-name="L8">
        <text:list-item>
          <text:p text:style-name="P16">Vector&lt;类型&gt;标识符 </text:p>
        </text:list-item>
        <text:list-item>
          <text:p text:style-name="P16">Vector&lt;类型&gt;标识符(最大容量) </text:p>
        </text:list-item>
        <text:list-item>
          <text:p text:style-name="P16">Vector&lt;类型&gt;标识符(最大容量,初始所有值) </text:p>
        </text:list-item>
        <text:list-item>
          <text:p text:style-name="P16">Int i[5]={1,2,3,4,5} <text:line-break/>Vector&lt;类型&gt;vi(I,i+2);//得到i索引值为3以后的值 </text:p>
        </text:list-item>
        <text:list-item>
          <text:p text:style-name="P8"><text:soft-page-break/>Vector&lt; vector&lt; int&gt; &gt;v; 二维向量//这里最外的&lt;&gt;要有空格。否则在比较旧的编译器下无法通过 </text:p>
        </text:list-item>
      </text:list>
      <text:p text:style-name="Horizontal_20_Line"/>
      <text:h text:style-name="Heading_20_2" text:outline-level="2">实例</text:h>
      <text:h text:style-name="Heading_20_3" text:outline-level="3">1.pop_back()&amp;push_back(elem)实例在容器最后移除和插入数据</text:h>
      <text:h text:style-name="Heading_20_2" text:outline-level="2">实例</text:h>
      <text:p text:style-name="Text_20_body">#include &lt;string.h&gt; #include &lt;vector&gt; #include &lt;iostream&gt; using namespace std; int main() { vector&lt;int&gt;obj;//创建一个向量存储容器 int for(int i=0;i&lt;10;i++) // push_back(elem)在数组最后添加数据 { obj.push_back(i); cout&lt;&lt;obj[i]&lt;&lt;","; } for(int i=0;i&lt;5;i++)//去掉数组最后一个数据 { obj.pop_back(); } cout&lt;&lt;"\n"&lt;&lt;endl; for(int i=0;i&lt;obj.size();i++)//size()容器中实际数据个数 { cout&lt;&lt;obj[i]&lt;&lt;","; } return 0; }</text:p>
      <text:p text:style-name="Text_20_body">输出结果为：</text:p>
      <text:p text:style-name="Preformatted_20_Text">0,1,2,3,4,5,6,7,8,9,</text:p>
      <text:p text:style-name="Preformatted_20_Text"/>
      <text:p text:style-name="P17">0,1,2,3,4,</text:p>
      <text:h text:style-name="Heading_20_3" text:outline-level="3">2.clear()清除容器中所有数据</text:h>
      <text:h text:style-name="Heading_20_2" text:outline-level="2">实例</text:h>
      <text:p text:style-name="Text_20_body">#include &lt;string.h&gt; #include &lt;vector&gt; #include &lt;iostream&gt; using namespace std; int main() { vector&lt;int&gt;obj; for(int i=0;i&lt;10;i++)//push_back(elem)在数组最后添加数据 { obj.push_back(i); cout&lt;&lt;obj[i]&lt;&lt;","; } obj.clear();//清除容器中所以数据 for(int i=0;i&lt;obj.size();i++) { cout&lt;&lt;obj[i]&lt;&lt;endl; } return 0; }</text:p>
      <text:p text:style-name="Text_20_body">输出结果为：</text:p>
      <text:p text:style-name="P17">0,1,2,3,4,5,6,7,8,9,</text:p>
      <text:h text:style-name="Heading_20_3" text:outline-level="3">3.排序</text:h>
      <text:h text:style-name="Heading_20_2" text:outline-level="2">实例</text:h>
      <text:p text:style-name="Text_20_body">#include &lt;string.h&gt; #include &lt;vector&gt; #include &lt;iostream&gt; #include &lt;algorithm&gt; using namespace std; int main() { vector&lt;int&gt;obj; obj.push_back(1); obj.push_back(3); obj.push_back(0); sort(obj.begin(),obj.end());//从小到大 cout&lt;&lt;"从小到大:"&lt;&lt;endl; for(int i=0;i&lt;obj.size();i++) { cout&lt;&lt;obj[i]&lt;&lt;","; } cout&lt;&lt;"\n"&lt;&lt;endl; cout&lt;&lt;"从大到小:"&lt;&lt;endl; <text:soft-page-break/>reverse(obj.begin(),obj.end());//从大到小 for(int i=0;i&lt;obj.size();i++) { cout&lt;&lt;obj[i]&lt;&lt;","; } return 0; }</text:p>
      <text:p text:style-name="Text_20_body">输出结果为：</text:p>
      <text:p text:style-name="Preformatted_20_Text">从小到大:</text:p>
      <text:p text:style-name="Preformatted_20_Text">0,1,3,</text:p>
      <text:p text:style-name="Preformatted_20_Text"/>
      <text:p text:style-name="Preformatted_20_Text">从大到小:</text:p>
      <text:p text:style-name="P17">3,1,0,</text:p>
      <text:p text:style-name="Text_20_body">1.注意 sort 需要头文件 <text:span text:style-name="T1">#include &lt;algorithm&gt;</text:span></text:p>
      <text:p text:style-name="Text_20_body">2.如果想 sort 来降序，可重写 sort</text:p>
      <text:p text:style-name="Preformatted_20_Text">bool compare(int a,int b) </text:p>
      <text:p text:style-name="Preformatted_20_Text">{ </text:p>
      <text:p text:style-name="Preformatted_20_Text"><text:s text:c="4"/>return a&lt; b; //升序排列，如果改为return a&gt;b，则为降序 </text:p>
      <text:p text:style-name="Preformatted_20_Text">} </text:p>
      <text:p text:style-name="Preformatted_20_Text">int a[20]={2,4,1,23,5,76,0,43,24,65},i; </text:p>
      <text:p text:style-name="Preformatted_20_Text">for(i=0;i&lt;20;i++) </text:p>
      <text:p text:style-name="Preformatted_20_Text"><text:s text:c="4"/>cout&lt;&lt; a[i]&lt;&lt; endl; </text:p>
      <text:p text:style-name="P17">sort(a,a+20,compare);</text:p>
      <text:h text:style-name="Heading_20_3" text:outline-level="3">4.访问（直接数组访问&amp;迭代器访问）</text:h>
      <text:h text:style-name="Heading_20_2" text:outline-level="2">实例</text:h>
      <text:p text:style-name="Text_20_body">#include &lt;string.h&gt; #include &lt;vector&gt; #include &lt;iostream&gt; #include &lt;algorithm&gt; using namespace std; int main() { //顺序访问 vector&lt;int&gt;obj; for(int i=0;i&lt;10;i++) { obj.push_back(i); } cout&lt;&lt;"直接利用数组："; for(int i=0;i&lt;10;i++)//方法一 { cout&lt;&lt;obj[i]&lt;&lt;" "; } cout&lt;&lt;endl; cout&lt;&lt;"利用迭代器：" ; //方法二，使用迭代器将容器中数据输出 vector&lt;int&gt;::iterator it;//声明一个迭代器，来访问vector容器，作用：遍历或者指向vector容器的元素 for(it=obj.begin();it!=obj.end();it++) { cout&lt;&lt;*it&lt;&lt;" "; } return 0; }</text:p>
      <text:p text:style-name="Text_20_body">输出结果为：</text:p>
      <text:p text:style-name="Preformatted_20_Text">直接利用数组：0 1 2 3 4 5 6 7 8 9 </text:p>
      <text:p text:style-name="P17">利用迭代器：0 1 2 3 4 5 6 7 8 9</text:p>
      <text:h text:style-name="Heading_20_3" text:outline-level="3">5.二维数组两种定义方法（结果一样） </text:h>
      <text:h text:style-name="Heading_20_2" text:outline-level="2">方法一</text:h>
      <text:p text:style-name="P9">#include &lt;string.h&gt; #include &lt;vector&gt; #include &lt;iostream&gt; #include &lt;algorithm&gt; using namespace std; int main() { int N=5, M=6; vector&lt;vector&lt;int&gt; &gt; obj(N); //定义二维动态数组大小5行 for(int i =0; i&lt; obj.size(); i++)//动态二维数组为5行6列，值全为0 { obj[i].resize(M); } for(int i=0; i&lt; obj.size(); i++)//输出二维动态数组 { for(int j=0;j&lt;obj[i].size();j++) { cout&lt;&lt;obj[i][j]&lt;&lt;" "; } cout&lt;&lt;"\n"; } return 0; }</text:p>
      <text:p text:style-name="Text_20_body"><text:soft-page-break/></text:p>
      <text:h text:style-name="Heading_20_2" text:outline-level="2">方法二</text:h>
      <text:p text:style-name="Text_20_body">#include &lt;string.h&gt; #include &lt;vector&gt; #include &lt;iostream&gt; #include &lt;algorithm&gt; using namespace std; int main() { int N=5, M=6; vector&lt;vector&lt;int&gt; &gt; obj(N, vector&lt;int&gt;(M)); //定义二维动态数组5行6列 for(int i=0; i&lt; obj.size(); i++)//输出二维动态数组 { for(int j=0;j&lt;obj[i].size();j++) { cout&lt;&lt;obj[i][j]&lt;&lt;" "; } cout&lt;&lt;"\n"; } return 0; }</text:p>
      <text:p text:style-name="Text_20_body">输出结果为：</text:p>
      <text:p text:style-name="Preformatted_20_Text">0 0 0 0 0 0 </text:p>
      <text:p text:style-name="Preformatted_20_Text">0 0 0 0 0 0 </text:p>
      <text:p text:style-name="Preformatted_20_Text">0 0 0 0 0 0 </text:p>
      <text:p text:style-name="Preformatted_20_Text">0 0 0 0 0 0 </text:p>
      <text:p text:style-name="P17">0 0 0 0 0 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18:36.797107783</meta:creation-date>
    <dc:date>2019-09-12T10:18:58.472512326</dc:date>
    <meta:editing-duration>PT22S</meta:editing-duration>
    <meta:editing-cycles>1</meta:editing-cycles>
    <meta:document-statistic meta:table-count="0" meta:image-count="0" meta:object-count="0" meta:page-count="6" meta:paragraph-count="121" meta:word-count="1811" meta:character-count="5044" meta:non-whitespace-character-count="4602"/>
    <meta:generator>LibreOffice/5.1.6.2$Linux_X86_64 LibreOffice_project/10m0$Build-2</meta:generator>
  </office:meta>
</office:document-meta>
</file>